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1.091cm" fo:margin-left="1.275cm" table:align="left"/>
    </style:style>
    <style:style style:name="Tableau1.A" style:family="table-column">
      <style:table-column-properties style:column-width="2.159cm"/>
    </style:style>
    <style:style style:name="Tableau1.B" style:family="table-column">
      <style:table-column-properties style:column-width="1.117cm"/>
    </style:style>
    <style:style style:name="Tableau1.A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P1" style:family="paragraph" style:parent-style-name="Quotations">
      <style:text-properties officeooo:rsid="001882a6" officeooo:paragraph-rsid="001882a6"/>
    </style:style>
    <style:style style:name="P2" style:family="paragraph" style:parent-style-name="Text_20_body">
      <style:text-properties officeooo:rsid="0013ea7f" officeooo:paragraph-rsid="0013ea7f"/>
    </style:style>
    <style:style style:name="P3" style:family="paragraph" style:parent-style-name="Text_20_body">
      <style:text-properties officeooo:paragraph-rsid="0017cbe6"/>
    </style:style>
    <style:style style:name="P4" style:family="paragraph" style:parent-style-name="Text_20_body">
      <style:text-properties officeooo:rsid="001c1084" officeooo:paragraph-rsid="002459a2"/>
    </style:style>
    <style:style style:name="P5" style:family="paragraph" style:parent-style-name="Text_20_body">
      <style:text-properties fo:font-style="normal" officeooo:rsid="001882a6" officeooo:paragraph-rsid="0029e3c8" style:font-style-asian="normal" style:font-style-complex="normal"/>
    </style:style>
    <style:style style:name="P6" style:family="paragraph" style:parent-style-name="Footnote">
      <style:text-properties fo:font-size="10pt" officeooo:rsid="0017cbe6" officeooo:paragraph-rsid="0017cbe6" style:font-size-asian="10pt" style:font-size-complex="10pt"/>
    </style:style>
    <style:style style:name="P7" style:family="paragraph" style:parent-style-name="Table_20_Contents">
      <style:paragraph-properties fo:text-align="end" style:justify-single-word="false"/>
      <style:text-properties officeooo:rsid="0022f478" officeooo:paragraph-rsid="002459a2"/>
    </style:style>
    <style:style style:name="P8" style:family="paragraph" style:parent-style-name="Table_20_Contents">
      <style:paragraph-properties fo:text-align="center" style:justify-single-word="false"/>
      <style:text-properties officeooo:rsid="0022f478" officeooo:paragraph-rsid="002459a2"/>
    </style:style>
    <style:style style:name="P9" style:family="paragraph" style:parent-style-name="Table_20_Contents">
      <style:text-properties officeooo:paragraph-rsid="002459a2"/>
    </style:style>
    <style:style style:name="P10" style:family="paragraph" style:parent-style-name="Header">
      <style:text-properties officeooo:rsid="003161c9" officeooo:paragraph-rsid="003161c9"/>
    </style:style>
    <style:style style:name="P11" style:family="paragraph" style:parent-style-name="Heading_20_1">
      <style:paragraph-properties fo:break-before="page"/>
    </style:style>
    <style:style style:name="P12" style:family="paragraph" style:parent-style-name="Text_20_body" style:list-style-name="L1">
      <style:text-properties officeooo:rsid="0013ea7f" officeooo:paragraph-rsid="002459a2"/>
    </style:style>
    <style:style style:name="P13" style:family="paragraph" style:parent-style-name="Text_20_body" style:list-style-name="L3">
      <style:text-properties officeooo:rsid="0013ea7f" officeooo:paragraph-rsid="0013ea7f"/>
    </style:style>
    <style:style style:name="P14" style:family="paragraph" style:parent-style-name="Text_20_body" style:list-style-name="L3">
      <style:text-properties officeooo:rsid="0013ea7f" officeooo:paragraph-rsid="002d3055"/>
    </style:style>
    <style:style style:name="P15" style:family="paragraph" style:parent-style-name="Text_20_body" style:list-style-name="L2">
      <style:text-properties officeooo:paragraph-rsid="002d3055"/>
    </style:style>
    <style:style style:name="P16" style:family="paragraph" style:parent-style-name="Text_20_body" style:list-style-name="L2">
      <style:text-properties officeooo:rsid="0022f478" officeooo:paragraph-rsid="002459a2"/>
    </style:style>
    <style:style style:name="P17" style:family="paragraph" style:parent-style-name="Text_20_body" style:list-style-name="L4">
      <style:text-properties officeooo:rsid="002ac5f6" officeooo:paragraph-rsid="002ac5f6"/>
    </style:style>
    <style:style style:name="P18" style:family="paragraph" style:parent-style-name="Text_20_body" style:list-style-name="L4">
      <style:text-properties fo:font-style="normal" officeooo:rsid="002ac5f6" officeooo:paragraph-rsid="0029e3c8" style:font-style-asian="normal" style:font-style-complex="normal"/>
    </style:style>
    <style:style style:name="P19" style:family="paragraph" style:parent-style-name="Text_20_body" style:list-style-name="L5">
      <style:text-properties officeooo:paragraph-rsid="0013a289"/>
    </style:style>
    <style:style style:name="P20" style:family="paragraph" style:parent-style-name="Text_20_body" style:list-style-name="L5">
      <style:text-properties officeooo:paragraph-rsid="001b1f5c"/>
    </style:style>
    <style:style style:name="P21" style:family="paragraph" style:parent-style-name="Text_20_body" style:list-style-name="L5">
      <style:text-properties officeooo:paragraph-rsid="0013ea7f"/>
    </style:style>
    <style:style style:name="P22" style:family="paragraph">
      <style:paragraph-properties fo:text-align="center" style:writing-mode="lr-tb"/>
    </style:style>
    <style:style style:name="P23" style:family="paragraph">
      <loext:graphic-properties draw:fill="none"/>
      <style:paragraph-properties fo:text-align="center" style:writing-mode="lr-tb"/>
    </style:style>
    <style:style style:name="P2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7cbe6"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7cbe6" style:font-style-asian="normal" style:font-style-complex="normal"/>
    </style:style>
    <style:style style:name="T5" style:family="text">
      <style:text-properties fo:font-style="normal" officeooo:rsid="001882a6" style:font-style-asian="normal" style:font-style-complex="normal"/>
    </style:style>
    <style:style style:name="T6" style:family="text">
      <style:text-properties fo:font-style="normal" officeooo:rsid="0026404d" style:font-style-asian="normal" style:font-style-complex="normal"/>
    </style:style>
    <style:style style:name="T7" style:family="text">
      <style:text-properties officeooo:rsid="001c1084"/>
    </style:style>
    <style:style style:name="T8" style:family="text">
      <style:text-properties officeooo:rsid="001d0968"/>
    </style:style>
    <style:style style:name="T9" style:family="text">
      <style:text-properties officeooo:rsid="0029e3c8"/>
    </style:style>
    <style:style style:name="T10" style:family="text">
      <style:text-properties officeooo:rsid="0020dd9e"/>
    </style:style>
    <style:style style:name="T11" style:family="text">
      <style:text-properties officeooo:rsid="002cf6e7"/>
    </style:style>
    <style:style style:name="T12" style:family="text">
      <style:text-properties officeooo:rsid="002d3055"/>
    </style:style>
    <style:style style:name="T13" style:family="text">
      <style:text-properties officeooo:rsid="002db965"/>
    </style:style>
    <style:style style:name="T14" style:family="text">
      <style:text-properties officeooo:rsid="002fb76d"/>
    </style:style>
    <style:style style:name="T15" style:family="text">
      <style:text-properties officeooo:rsid="003161c9"/>
    </style:style>
    <style:style style:name="T16" style:family="text">
      <style:text-properties officeooo:rsid="0013a289"/>
    </style:style>
    <style:style style:name="T17" style:family="text">
      <style:text-properties officeooo:rsid="001b1f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top" style:vertical-rel="paragraph" style:horizontal-pos="right" style:horizontal-rel="paragraph" draw:wrap-influence-on-position="once-concurrent" loext:allow-overlap="true" style:flow-with-text="false"/>
    </style:style>
    <style:style style:name="gr2" style:family="graphic">
      <style:graphic-properties svg:stroke-width="0.03cm" draw:marker-start-width="0.397cm" draw:marker-end-width="0.397cm" draw:fill="none" draw:textarea-horizontal-align="justify" draw:textarea-vertical-align="middle" draw:auto-grow-height="false" fo:min-height="0.27cm" fo:min-width="0.27cm" fo:padding-top="0.014cm" fo:padding-bottom="0.014cm" fo:padding-left="0.014cm" fo:padding-right="0.014cm" style:run-through="foreground"/>
      <style:paragraph-properties style:writing-mode="lr-tb"/>
    </style:style>
    <style:style style:name="gr3" style:family="graphic">
      <style:graphic-properties svg:stroke-width="0.03cm" draw:marker-start-width="0.397cm" draw:marker-end-width="0.397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ercice <text:span text:style-name="T12">1 — Graphes</text:span></text:h>
      <text:p text:style-name="P4"><draw:g text:anchor-type="paragraph" draw:z-index="0" draw:name="Forme1" draw:style-name="gr1"><draw:custom-shape draw:name="Forme1" draw:style-name="gr2" draw:text-style-name="P23" svg:width="0.422cm" svg:height="0.422cm" svg:x="10.776cm" svg:y="0cm"><text:p text:style-name="P22">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23" svg:width="0.422cm" svg:height="0.422cm" svg:x="11.776cm" svg:y="2cm"><text:p text:style-name="P22">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23" svg:width="0.422cm" svg:height="0.422cm" svg:x="12.776cm" svg:y="2cm"><text:p text:style-name="P22">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23" svg:width="0.422cm" svg:height="0.422cm" svg:x="12.776cm" svg:y="1cm"><text:p text:style-name="P22">F</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23" svg:width="0.422cm" svg:height="0.422cm" svg:x="10.776cm" svg:y="1cm"><text:p text:style-name="P22">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23" svg:width="0.422cm" svg:height="0.422cm" svg:x="10.776cm" svg:y="2cm"><text:p text:style-name="P22">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23" svg:width="0.422cm" svg:height="0.422cm" svg:x="11.776cm" svg:y="0cm"><text:p text:style-name="P22">H</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23" svg:width="0.422cm" svg:height="0.422cm" svg:x="12.776cm" svg:y="0cm"><text:p text:style-name="P22">G</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Forme2" draw:style-name="gr3" draw:text-style-name="P24" svg:x1="12.816cm" svg:y1="1.326cm" svg:x2="12.11cm" svg:y2="2.072cm"><text:p/></draw:line><draw:line draw:name="Forme3" draw:style-name="gr3" draw:text-style-name="P24" svg:x1="11.199cm" svg:y1="0.229cm" svg:x2="11.778cm" svg:y2="0.229cm"><text:p/></draw:line><draw:line draw:name="Forme4" draw:style-name="gr3" draw:text-style-name="P24" svg:x1="12.199cm" svg:y1="0.236cm" svg:x2="12.778cm" svg:y2="0.236cm"><text:p/></draw:line><draw:line draw:name="Forme5" draw:style-name="gr3" draw:text-style-name="P24" svg:x1="10.977cm" svg:y1="1.002cm" svg:x2="10.977cm" svg:y2="0.423cm"><text:p/></draw:line><draw:line draw:name="Forme6" draw:style-name="gr3" draw:text-style-name="P24" svg:x1="11.155cm" svg:y1="2.073cm" svg:x2="12.776cm" svg:y2="1.198cm"><text:p/></draw:line><draw:line draw:name="Forme7" draw:style-name="gr3" draw:text-style-name="P24" svg:x1="12.991cm" svg:y1="0.423cm" svg:x2="12.991cm" svg:y2="1.002cm"><text:p/></draw:line><draw:line draw:name="Forme8" draw:style-name="gr3" draw:text-style-name="P24" svg:x1="13cm" svg:y1="1.423cm" svg:x2="13cm" svg:y2="2.002cm"><text:p/></draw:line><draw:line draw:name="Forme9" draw:style-name="gr3" draw:text-style-name="P24" svg:x1="12.199cm" svg:y1="2.208cm" svg:x2="12.778cm" svg:y2="2.208cm"><text:p/></draw:line><draw:line draw:name="Forme2" draw:style-name="gr3" draw:text-style-name="P24" svg:x1="12.816cm" svg:y1="1.326cm" svg:x2="12.11cm" svg:y2="2.072cm"><text:p/></draw:line><draw:line draw:name="Forme2" draw:style-name="gr3" draw:text-style-name="P24" svg:x1="12.113cm" svg:y1="0.377cm" svg:x2="12.822cm" svg:y2="1.063cm"><text:p/></draw:line></draw:g>Lors de leur premier jour de lycée, huit élèves s’amusent à tracer le graphe ci-contre, où :</text:p>
      <text:list xml:id="list1772424781" text:style-name="L1">
        <text:list-item>
          <text:p text:style-name="P12">les sommets représentent les h<text:span text:style-name="T7">uit élèves</text:span> (représentés ici par des lettres) ;</text:p>
        </text:list-item>
        <text:list-item>
          <text:p text:style-name="P12">une arête entre deux <text:span text:style-name="T7">élèves</text:span> signifie qu'ils se connaissaient avant la <text:span text:style-name="T7">rentrée</text:span>.</text:p>
        </text:list-item>
      </text:list>
      <text:list xml:id="list1005080985" text:style-name="L2">
        <text:list-item>
          <text:p text:style-name="P16">Recopiez et complétez le tableau suivant.</text:p>
        </text:list-item>
      </text:list>
      <table:table table:name="Tableau1" table:style-name="Tableau1">
        <table:table-column table:style-name="Tableau1.A"/>
        <table:table-column table:style-name="Tableau1.B" table:number-columns-repeated="8"/>
        <table:table-row table:style-name="TableLine3024272015424">
          <table:table-cell table:style-name="Tableau1.A1" office:value-type="string">
            <text:p text:style-name="P7">Sommet</text:p>
          </table:table-cell>
          <table:table-cell table:style-name="Tableau1.A1" office:value-type="string">
            <text:p text:style-name="P8">A</text:p>
          </table:table-cell>
          <table:table-cell table:style-name="Tableau1.A1" office:value-type="string">
            <text:p text:style-name="P8">B</text:p>
          </table:table-cell>
          <table:table-cell table:style-name="Tableau1.A1" office:value-type="string">
            <text:p text:style-name="P8">C</text:p>
          </table:table-cell>
          <table:table-cell table:style-name="Tableau1.A1" office:value-type="string">
            <text:p text:style-name="P8">D</text:p>
          </table:table-cell>
          <table:table-cell table:style-name="Tableau1.A1" office:value-type="string">
            <text:p text:style-name="P8">E</text:p>
          </table:table-cell>
          <table:table-cell table:style-name="Tableau1.A1" office:value-type="string">
            <text:p text:style-name="P8">F</text:p>
          </table:table-cell>
          <table:table-cell table:style-name="Tableau1.A1" office:value-type="string">
            <text:p text:style-name="P8">G</text:p>
          </table:table-cell>
          <table:table-cell table:style-name="Tableau1.I1" office:value-type="string">
            <text:p text:style-name="P8">H</text:p>
          </table:table-cell>
        </table:table-row>
        <table:table-row table:style-name="TableLine3024272008080">
          <table:table-cell table:style-name="Tableau1.A2" office:value-type="string">
            <text:p text:style-name="P7">Écartement</text:p>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I2" office:value-type="string">
            <text:p text:style-name="P9"/>
          </table:table-cell>
        </table:table-row>
      </table:table>
      <text:list xml:id="list150943751612028" text:continue-numbering="true" text:style-name="L2">
        <text:list-item>
          <text:p text:style-name="P15">Donnez le diamètre, le rayon, le centre de ce graphe.</text:p>
        </text:list-item>
      </text:list>
      <text:h text:style-name="Heading_20_1" text:outline-level="1">Exercice <text:span text:style-name="T12">2 — Graphes</text:span></text:h>
      <text:p text:style-name="P2">Une petite compagnie <text:span text:style-name="T7">de bus</text:span> propose des <text:span text:style-name="T7">trajets </text:span>entre les <text:span text:style-name="T7">gares </text:span>de <text:span text:style-name="T7">Lyon, Vienne, Grenoble et </text:span><text:span text:style-name="T13">Saint-Étienne</text:span>. De <text:span text:style-name="T7">Lyon</text:span>, il est possible de rejoindre n'importe quelle autre ville (et inversement). De plus, un <text:span text:style-name="T7">trajet</text:span> relie <text:span text:style-name="T13">Saint-Étienne </text:span><text:span text:style-name="T7">à Grenoble</text:span> (dans les deux sens).</text:p>
      <text:p text:style-name="P2">Représenter la situation par un graphe, où :</text:p>
      <text:list xml:id="list4078811195" text:style-name="L3">
        <text:list-item>
          <text:p text:style-name="P13">les sommets du graphe sont les villes desservies par la compagnie <text:span text:style-name="T7">de bus </text:span>;</text:p>
        </text:list-item>
        <text:list-item>
          <text:p text:style-name="P14">les arêtes sont les <text:span text:style-name="T7">trajets</text:span> proposés par la compagnie entre les différente ville.</text:p>
        </text:list-item>
      </text:list>
      <text:h text:style-name="P11" text:outline-level="1">Exercice <text:span text:style-name="T12">3 — </text:span>Questions de cours</text:h>
      <text:list xml:id="list956832603" text:style-name="L5">
        <text:list-item>
          <text:p text:style-name="P19"><text:span text:style-name="T16">Citez deux </text:span><text:span text:style-name="T9">dépenses</text:span><text:span text:style-name="T16"> d'un</text:span><text:span text:style-name="T9">e entreprise gérant un</text:span><text:span text:style-name="T16"> réseau social.</text:span></text:p>
        </text:list-item>
        <text:list-item>
          <text:p text:style-name="P20"><text:span text:style-name="T17">L'entreprise Facebook a pour projet de favoriser l'accès à internet de l'ensemble de la population mondiale. Comment ce projet peut-il être financièrement intéressant pour Facebook ?</text:span></text:p>
        </text:list-item>
        <text:list-item>
          <text:p text:style-name="P21"><text:span text:style-name="T16">Citez deux modes de financement des réseaux sociaux, avec pour chacun un exemple de réseau social utilisant ce mode de financement.</text:span></text:p>
        </text:list-item>
      </text:list>
      <text:h text:style-name="Heading_20_1" text:outline-level="1">Exercice <text:span text:style-name="T8">4 </text:span><text:span text:style-name="T12">— Étude de document</text:span></text:h>
      <text:p text:style-name="P3"><text:span text:style-name="T4">Voici un extrait de l'article </text:span><text:span text:style-name="Citation"><text:span text:style-name="T2">Sur Facebook, l'information est structurellement défavorisée</text:span></text:span><text:span text:style-name="T4">, de Julien Bisson et Laurent Greilsamer</text:span><text:span text:style-name="T4"><text:note text:id="ftn1" text:note-class="footnote"><text:note-citation>1</text:note-citation><text:note-body><text:p text:style-name="P6">Entretien avec Bruno Patino. Publié dans Le Un, n° 252, 5 juin 2019.</text:p></text:note-body></text:note></text:span><text:span text:style-name="T4">.</text:span></text:p>
      <text:p text:style-name="P1">Facebook ne formate pas, il enferme. Ce n'est pas tout à fait la même chose. Son algorithme vous adresse en permanence des messages, des alertes, dans un carrousel continu. Pour vous faire rester, il faut vous donner de temps en temps votre dose en l'augmentant petit à petit. […] Et le <text:span text:style-name="T1">newsfeed</text:span><text:span text:style-name="T3">, ce fil d'actualité auquel vous êtes connecté, vous permet alors d'être entouré de ce qui vous procure le plus de plaisir, d'émotion. D'un point de vue culturel, cela vous prive de la découverte ; d'un point de vue intellectuel, cela empêc</text:span><text:span text:style-name="T6">h</text:span><text:span text:style-name="T3">e l'ouverture ; d'un point de vue politique, cela vous polarise ; sur le plan social, ça finit par créer des visions du monde qui ignorent même l'existence d'autres visions.</text:span></text:p>
      <text:p text:style-name="P5">En utilisant votre cours e<text:span text:style-name="T11">t</text:span> le document, <text:span text:style-name="T10">répondre aux questions suivantes :</text:span></text:p>
      <text:list xml:id="list3519377043" text:style-name="L4">
        <text:list-item>
          <text:p text:style-name="P17"><text:span text:style-name="T5">C</text:span><text:span text:style-name="T3">omment appelle-t-on le phénomène par lequel Facebook « enferme » les utilisateurs et utilisatrices ?</text:span></text:p>
        </text:list-item>
        <text:list-item>
          <text:p text:style-name="P18">Expliquer pourquoi <text:span text:style-name="T14">cette pratique</text:span> permet à Facebook de gagner plus d’argent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cm" fo:margin-right="0cm" fo:margin-top="0cm" fo:margin-bottom="0.499cm" style:contextual-spacing="false" fo:text-indent="0cm" style:auto-text-indent="false" fo:padding="0.15cm" fo:border="0.11pt solid #0000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6.599cm" style:type="center"/>
          <style:tab-stop style:position="13.199cm" style:type="right"/>
        </style:tab-stops>
      </style:paragraph-properties>
    </style:style>
    <style:style style:name="Header" style:family="paragraph" style:parent-style-name="Header_20_and_20_Footer" style:class="extra">
      <style:paragraph-properties text:number-lines="false" text:line-number="0">
        <style:tab-stops>
          <style:tab-stop style:position="6.599cm" style:type="center"/>
          <style:tab-stop style:position="13.1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161c9" officeooo:paragraph-rsid="003161c9"/>
    </style:style>
    <style:page-layout style:name="Mpm1">
      <style:page-layout-properties fo:page-width="14.801cm" fo:page-height="21.001cm" style:num-format="1" style:print-orientation="portrait" fo:margin-top="0.801cm" fo:margin-bottom="0.801cm" fo:margin-left="0.801cm" fo:margin-right="0.8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Réseaux sociaux<text:tab/><text:tab/>Devoir — Sujet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ouis Paternault</meta:initial-creator>
    <meta:creation-date>2020-04-21T20:44:51.836902780</meta:creation-date>
    <meta:editing-duration>PT1H4S</meta:editing-duration>
    <meta:editing-cycles>15</meta:editing-cycles>
    <meta:generator>LibreOffice/7.0.4.2$Windows_X86_64 LibreOffice_project/dcf040e67528d9187c66b2379df5ea4407429775</meta:generator>
    <dc:description>Copyright 2020 Louis Paternault — http://snt.ababsurdo.fr

Publié sous licence Creative Commons Attribution-ShareAlike 4.0 International (CC BY-SA 4.0)
http://creativecommons.org/licenses/by-sa/4.0/deed.fr
</dc:description>
    <dc:date>2023-01-27T15:09:41.833000000</dc:date>
    <meta:document-statistic meta:table-count="1" meta:image-count="0" meta:object-count="0" meta:page-count="2" meta:paragraph-count="33" meta:word-count="423" meta:character-count="2515" meta:non-whitespace-character-count="2130"/>
  </office:meta>
</office:document-meta>
</file>